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Heading_20_2">
      <style:text-properties officeooo:paragraph-rsid="000e68d4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text-properties officeooo:paragraph-rsid="000e68d4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paragraph-rsid="000e68d4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ist_20_1">
      <style:paragraph-properties fo:margin-top="0cm" fo:margin-bottom="0cm" style:contextual-spacing="false" fo:orphans="60" fo:widows="2" fo:padding="0cm" fo:border="none"/>
      <style:text-properties fo:font-variant="normal" fo:text-transform="none" fo:color="#303141" loext:opacity="100%" style:font-name="Udemy Sans" fo:font-size="12pt" fo:letter-spacing="normal" fo:font-style="normal" fo:font-weight="normal"/>
    </style:style>
    <style:style style:name="P9" style:family="paragraph" style:parent-style-name="Text_20_body" style:list-style-name="L2">
      <style:text-properties fo:font-variant="normal" fo:text-transform="none" fo:color="#303141" loext:opacity="100%" style:font-name="Udemy Sans" fo:font-size="12pt" fo:letter-spacing="normal" fo:font-style="normal" fo:font-weight="normal" officeooo:paragraph-rsid="000e68d4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e68d4"/>
    </style:style>
    <style:style style:name="P12" style:family="paragraph" style:parent-style-name="Text_20_body" style:list-style-name="List_20_1">
      <style:paragraph-properties fo:margin-top="0cm" fo:margin-bottom="0cm" style:contextual-spacing="false" fo:orphans="60" fo:widows="2" fo:padding="0cm" fo:border="none"/>
    </style:style>
    <style:style style:name="T1" style:family="text">
      <style:text-properties officeooo:rsid="000e68d4"/>
    </style:style>
    <style:style style:name="T2" style:family="text">
      <style:text-properties fo:font-variant="normal" fo:text-transform="none" fo:color="#303141" loext:opacity="100%" style:font-name="Udemy Sans" fo:font-size="12pt" fo:letter-spacing="normal" fo:font-style="normal" fo:font-weight="normal"/>
    </style:style>
    <style:style style:name="T3" style:family="text">
      <style:text-properties fo:font-variant="normal" fo:text-transform="none" fo:color="#303141" loext:opacity="100%" style:font-name="Udemy Sans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03141" loext:opacity="100%" style:font-name="Udemy Sans" fo:font-size="12pt" fo:letter-spacing="normal" fo:font-style="normal" fo:font-weight="normal" officeooo:rsid="000e68d4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🌟 Mein Portfolio</text:h>
      <text:p text:style-name="Text_20_body">Willkommen in meinem Portfolio! 🚀<text:line-break/>Dieses Repository enthält meine bisherigen Projekte als angehende Fullstack-Entwicklerin. Meine Kenntnisse und Fähigkeiten erweitere ich kontinuierlich durch mein Fullstack-Bootcamp.</text:p>
      <text:h text:style-name="Heading_20_2" text:outline-level="2">📌 Über mein Portfolio</text:h>
      <text:p text:style-name="Text_20_body">Das Portfolio besteht aus mehreren Projekten, die verschiedene Web-Technologien und Konzepte abdecken. Der Code wird laufend verbessert, um meine Lernfortschritte widerzuspiegeln.</text:p>
      <text:h text:style-name="Heading_20_3" text:outline-level="3">🔹 Enthaltene Projekte</text:h>
      <text:list text:style-name="L1">
        <text:list-item>
          <text:p text:style-name="P3"><text:span text:style-name="Strong_20_Emphasis">Über mich (About Me)</text:span> – Eine HTML-Seite mit Informationen über mich und meinen Werdegang.</text:p>
        </text:list-item>
        <text:list-item>
          <text:p text:style-name="P3"><text:span text:style-name="Strong_20_Emphasis">Filmrangliste</text:span> – Eine Website, auf der ich meine Lieblingsfilme aufliste und bewerte.</text:p>
        </text:list-item>
        <text:list-item>
          <text:p text:style-name="P2"><text:span text:style-name="Strong_20_Emphasis">Geburtstagseinladung</text:span> – Eine kleine Einladung, <text:span text:style-name="T1">aktuell</text:span> mit HTML gestaltet.</text:p>
        </text:list-item>
      </text:list>
      <text:h text:style-name="Heading_20_2" text:outline-level="2">🛠️ Technologien</text:h>
      <text:list text:style-name="L2">
        <text:list-item>
          <text:p text:style-name="P9">Front-End Web Development</text:p>
        </text:list-item>
      </text:list>
      <text:list text:style-name="List_20_1">
        <text:list-item>
          <text:list>
            <text:list-item>
              <text:list>
                <text:list-item>
                  <text:p text:style-name="P12"><text:span text:style-name="Strong_20_Emphasis"><text:span text:style-name="T3">HTML</text:span></text:span><text:span text:style-name="T2"> 5</text:span></text:p>
                </text:list-item>
                <text:list-item>
                  <text:p text:style-name="P12"><text:span text:style-name="Strong_20_Emphasis"><text:span text:style-name="T3">CSS</text:span></text:span><text:span text:style-name="T2"> 3</text:span></text:p>
                </text:list-item>
                <text:list-item>
                  <text:p text:style-name="P12"><text:span text:style-name="Strong_20_Emphasis"><text:span text:style-name="T3">Flexbox</text:span></text:span></text:p>
                </text:list-item>
                <text:list-item>
                  <text:p text:style-name="P12"><text:span text:style-name="Strong_20_Emphasis"><text:span text:style-name="T3">Grid</text:span></text:span></text:p>
                </text:list-item>
                <text:list-item>
                  <text:p text:style-name="P8">Bootstrap 5</text:p>
                </text:list-item>
                <text:list-item>
                  <text:p text:style-name="P12"><text:span text:style-name="Strong_20_Emphasis"><text:span text:style-name="T3">Javascript</text:span></text:span><text:span text:style-name="T2"> ES6</text:span></text:p>
                </text:list-item>
                <text:list-item>
                  <text:p text:style-name="P8">DOM Manipulation</text:p>
                </text:list-item>
                <text:list-item>
                  <text:p text:style-name="P12"><text:span text:style-name="Strong_20_Emphasis"><text:span text:style-name="T3">jQuery</text:span></text:span></text:p>
                </text:list-item>
                <text:list-item>
                  <text:p text:style-name="P8">Bash Command Line</text:p>
                </text:list-item>
                <text:list-item>
                  <text:p text:style-name="P12"><text:span text:style-name="T2">Git, </text:span><text:span text:style-name="Strong_20_Emphasis"><text:span text:style-name="T3">GitHub</text:span></text:span><text:span text:style-name="T2"> and Version Control</text:span></text:p>
                </text:list-item>
                <text:list-item>
                  <text:p text:style-name="P8">Backend Web Development</text:p>
                </text:list-item>
                <text:list-item>
                  <text:p text:style-name="P12"><text:span text:style-name="Strong_20_Emphasis"><text:span text:style-name="T3">Node</text:span></text:span><text:span text:style-name="T2">.js</text:span></text:p>
                </text:list-item>
                <text:list-item>
                  <text:p text:style-name="P8">NPM</text:p>
                </text:list-item>
                <text:list-item>
                  <text:p text:style-name="P12"><text:span text:style-name="Strong_20_Emphasis"><text:span text:style-name="T3">Express</text:span></text:span><text:span text:style-name="T2">.js</text:span></text:p>
                </text:list-item>
                <text:list-item>
                  <text:p text:style-name="P8">EJS</text:p>
                </text:list-item>
                <text:list-item>
                  <text:p text:style-name="P8">REST</text:p>
                </text:list-item>
                <text:list-item>
                  <text:p text:style-name="P12"><text:span text:style-name="Strong_20_Emphasis"><text:span text:style-name="T3">APIs</text:span></text:span></text:p>
                </text:list-item>
                <text:list-item>
                  <text:p text:style-name="P8">Databases</text:p>
                </text:list-item>
                <text:list-item>
                  <text:p text:style-name="P8">SQL</text:p>
                </text:list-item>
                <text:list-item>
                  <text:p text:style-name="P12"><text:span text:style-name="Strong_20_Emphasis"><text:span text:style-name="T3">PostgreSQL</text:span></text:span></text:p>
                </text:list-item>
                <text:list-item>
                  <text:p text:style-name="P8"><text:soft-page-break/>Authentication</text:p>
                </text:list-item>
                <text:list-item>
                  <text:p text:style-name="P12"><text:span text:style-name="Strong_20_Emphasis"><text:span text:style-name="T3">React</text:span></text:span><text:span text:style-name="T2">.js</text:span></text:p>
                </text:list-item>
                <text:list-item>
                  <text:p text:style-name="P8">React Hooks</text:p>
                </text:list-item>
                <text:list-item>
                  <text:p text:style-name="P8">Web Design</text:p>
                </text:list-item>
                <text:list-item>
                  <text:p text:style-name="P8">Deployment with GitHub Pages</text:p>
                </text:list-item>
                <text:list-item>
                  <text:p text:style-name="P8">Web3 Development on the Internet Computer</text:p>
                </text:list-item>
                <text:list-item>
                  <text:p text:style-name="P8">Blockchain technology</text:p>
                </text:list-item>
                <text:list-item>
                  <text:p text:style-name="P8">Token contract development</text:p>
                </text:list-item>
                <text:list-item>
                  <text:p text:style-name="P8">NFT minting, buying and selling logic</text:p>
                </text:list-item>
              </text:list>
            </text:list-item>
          </text:list>
          <text:p text:style-name="P8"/>
        </text:list-item>
      </text:list>
      <text:p text:style-name="P10"><text:span text:style-name="Strong_20_Emphasis"><text:span text:style-name="T3">Am Ende dieses Kurses werden </text:span></text:span><text:span text:style-name="Strong_20_Emphasis"><text:span text:style-name="T4">ich</text:span></text:span><text:span text:style-name="Strong_20_Emphasis"><text:span text:style-name="T3"> fließend programmieren können und in der Lage sein, jede Website zu erstellen, die </text:span></text:span><text:span text:style-name="Strong_20_Emphasis"><text:span text:style-name="T4">ich mir</text:span></text:span><text:span text:style-name="Strong_20_Emphasis"><text:span text:style-name="T3"> vorstellen k</text:span></text:span><text:span text:style-name="Strong_20_Emphasis"><text:span text:style-name="T4">ann</text:span></text:span></text:p>
      <text:p text:style-name="P11"><text:span text:style-name="Strong_20_Emphasis"><text:span text:style-name="T4">Ich werde </text:span></text:span><text:span text:style-name="Strong_20_Emphasis"><text:span text:style-name="T3">auch ein Portfolio von mehr als 32 Websites erstellen, das </text:span></text:span><text:span text:style-name="Strong_20_Emphasis"><text:span text:style-name="T4">ich</text:span></text:span><text:span text:style-name="Strong_20_Emphasis"><text:span text:style-name="T3"> jedem potenziellen Arbeitgeber vorlegen </text:span></text:span><text:span text:style-name="Strong_20_Emphasis"><text:span text:style-name="T4">kann</text:span></text:span></text:p>
      <text:p text:style-name="P11"><text:span text:style-name="Strong_20_Emphasis"><text:span text:style-name="T4"/></text:span></text:p>
      <text:p text:style-name="P11"/>
      <text:h text:style-name="P1" text:outline-level="2">🚀 Geplante Erweiterungen</text:h>
      <text:list text:style-name="L3">
        <text:list-item>
          <text:p text:style-name="P7">Verbesserte Gestaltung mit CSS</text:p>
        </text:list-item>
        <text:list-item>
          <text:p text:style-name="P7">Dynamische Funktionen mit JavaScript</text:p>
        </text:list-item>
        <text:list-item>
          <text:p text:style-name="P7">Backend-Anbindung für interaktive Features</text:p>
        </text:list-item>
        <text:list-item>
          <text:p text:style-name="P6">Deployment auf einer eigenen Domain</text:p>
        </text:list-item>
      </text:list>
      <text:h text:style-name="Heading_20_2" text:outline-level="2">📢 Feedback &amp; Kontakt</text:h>
      <text:p text:style-name="Text_20_body">Ich freue mich über konstruktives Feedback!<text:line-break/>Wenn du Vorschläge hast oder mit mir in Kontakt treten möchtest, kannst du mich über GitHub erreiche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0:37:48.785227755</meta:creation-date>
    <dc:date>2025-02-05T10:48:07.974983536</dc:date>
    <meta:editing-duration>PT4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49" meta:word-count="278" meta:character-count="1756" meta:non-whitespace-character-count="1561"/>
  </office:meta>
</office:document-meta>
</file>